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ExpressionTabChangeListener.MethodExpressionTabChang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ExpressionTabChangeListener.MethodExpressionTabChangeListener( MethodExpression method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TabChangeListener.processTabChange( TabChangeEvent action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ExpressionTabChangeListener.saveStat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TabChangeListener.e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TabChangeListener.setTransient( boolean newTransien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TabChangeListener.restoreState( FacesContext context ,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TabChangeListener.isTrans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